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officeooo:rsid="00c671c7" officeooo:paragraph-rsid="00c671c7"/>
    </style:style>
    <style:style style:name="P3" style:family="paragraph" style:parent-style-name="Standard">
      <style:text-properties fo:font-size="18pt" officeooo:rsid="00c671c7" officeooo:paragraph-rsid="00c671c7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officeooo:rsid="00c347ea" officeooo:paragraph-rsid="00c20b50"/>
    </style:style>
    <style:style style:name="P6" style:family="paragraph" style:parent-style-name="Standard">
      <style:text-properties fo:font-size="18pt" officeooo:rsid="00c6770e" officeooo:paragraph-rsid="00c6770e"/>
    </style:style>
    <style:style style:name="P7" style:family="paragraph" style:parent-style-name="Standard">
      <style:text-properties officeooo:rsid="00c671c7" officeooo:paragraph-rsid="00c671c7"/>
    </style:style>
    <style:style style:name="P8" style:family="paragraph" style:parent-style-name="Standard">
      <style:text-properties officeooo:rsid="00c6770e" officeooo:paragraph-rsid="00c6770e"/>
    </style:style>
    <style:style style:name="T1" style:family="text">
      <style:text-properties officeooo:rsid="00c20b50"/>
    </style:style>
    <style:style style:name="T2" style:family="text">
      <style:text-properties fo:font-size="18pt" officeooo:rsid="00c347ea"/>
    </style:style>
    <style:style style:name="T3" style:family="text">
      <style:text-properties fo:font-size="18pt" officeooo:rsid="00c671c7"/>
    </style:style>
    <style:style style:name="T4" style:family="text">
      <style:text-properties fo:font-size="18pt" officeooo:rsid="00c6770e"/>
    </style:style>
    <style:style style:name="T5" style:family="text">
      <style:text-properties officeooo:rsid="00c677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organisation des données</text:span></text:p>
      <text:p text:style-name="Standard"/>
      <text:p text:style-name="P1"><text:span text:style-name="T1">Exercices du livre : pages </text:span><text:span text:style-name="T4">116</text:span><text:span text:style-name="T3">-</text:span><text:span text:style-name="T4">125</text:span></text:p>
      <text:p text:style-name="P5"/>
      <text:p text:style-name="P5"/>
      <text:p text:style-name="P6">Tableaux</text:p>
      <text:p text:style-name="P2">oral : 2, <text:span text:style-name="T5">5</text:span></text:p>
      <text:p text:style-name="P6">6, 7, 8, 9, 10, 25, 31</text:p>
      <text:p text:style-name="P2"/>
      <text:p text:style-name="P2"/>
      <text:p text:style-name="P6">Courbes</text:p>
      <text:p text:style-name="P6">oral : 3, 11, 12, 14, 16</text:p>
      <text:p text:style-name="P6">13, 15, 33</text:p>
      <text:p text:style-name="P3"/>
      <text:p text:style-name="P3"/>
      <text:p text:style-name="P6">Diagrammes en « bâtons »</text:p>
      <text:p text:style-name="P6">oral : 4, 17, 19, 37</text:p>
      <text:p text:style-name="P6">18, 20</text:p>
      <text:p text:style-name="P3"/>
      <text:p text:style-name="P3"/>
      <text:p text:style-name="P3">Di<text:span text:style-name="T5">agrammes circulaires</text:span></text:p>
      <text:p text:style-name="P8">oral : 21, 26, 32</text:p>
      <text:p text:style-name="P6">22, 24, 3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H23M25S</meta:editing-duration>
    <meta:editing-cycles>152</meta:editing-cycles>
    <meta:generator>LibreOffice/7.1.3.2$Linux_X86_64 LibreOffice_project/10$Build-2</meta:generator>
    <meta:initial-creator>Véronique et Thibaud FONTANET</meta:initial-creator>
    <dc:date>2021-06-22T00:32:38.509780113</dc:date>
    <meta:document-statistic meta:table-count="0" meta:image-count="0" meta:object-count="0" meta:page-count="1" meta:paragraph-count="14" meta:word-count="55" meta:character-count="239" meta:non-whitespace-character-count="198"/>
  </office:meta>
</office:document-meta>
</file>